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ffffff" loext:opacity="100%" style:font-name="Arial" fo:font-size="12pt" fo:letter-spacing="normal" fo:language="es" fo:country="AR"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ffffff" loext:opacity="100%" style:font-name="Arial" fo:font-size="12pt" fo:letter-spacing="normal" fo:language="es" fo:country="AR" fo:font-style="normal" fo:font-weight="bold"/>
    </style:style>
    <style:style style:name="P3"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ffffff" loext:opacity="100%" style:font-name="Arial" fo:font-size="12pt" fo:letter-spacing="normal" fo:language="es" fo:country="AR"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fffff" loext:opacity="100%" style:font-name="Arial" fo:font-size="12pt" fo:letter-spacing="normal" fo:language="es" fo:country="AR" fo:font-style="normal" fo:font-weight="bold"/>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fffff" loext:opacity="100%" style:font-name="Arial" fo:font-size="12pt" fo:letter-spacing="normal" fo:language="es" fo:country="AR"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ffffff" loext:opacity="100%" style:font-name="Arial" fo:font-size="12pt" fo:letter-spacing="normal" fo:language="es" fo:country="AR" fo:font-style="normal" fo:font-weight="normal"/>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color="#ffffff" loext:opacity="100%" fo:language="es" fo:country="AR"/>
    </style:style>
    <style:style style:name="P8" style:family="paragraph" style:parent-style-name="Standard">
      <style:text-properties fo:color="#ffffff" loext:opacity="100%" fo:language="es" fo:country="AR"/>
    </style:style>
    <style:style style:name="T1" style:family="text">
      <style:text-properties fo:font-style="italic"/>
    </style:style>
    <style:style style:name="T2" style:family="text">
      <style:text-properties style:font-name="Arial" fo:font-size="12pt" fo:letter-spacing="normal" fo:font-style="italic" fo:font-weight="normal"/>
    </style:style>
    <style:style style:name="T3" style:family="text">
      <style:text-properties fo:font-variant="normal" fo:text-transform="none" fo:letter-spacing="normal"/>
    </style:style>
    <style:style style:name="T4" style:family="text">
      <style:text-properties fo:font-variant="normal" fo:text-transform="none"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 mando algunas referencias que podés ir viendo. Están mencionadas como referencias en el plan de trabajo que te pasé.</text:p>
      <text:p text:style-name="P1"/>
      <text:p text:style-name="P2">- GAP1998_034_Pryke_Asymmetry_of_Air_Showers_at_Ground_Level.pdf</text:p>
      <text:p text:style-name="P1">En este adjunto se introduce el tema de manera sintética. El objetivo nuestro sería analizando las densidades de muones medidas con el detector (y con simulaciones) repetir un análisis similar. Lo que habría que reproducir con las densidades de muones son figuras como:</text:p>
      <text:p text:style-name="P1">1.- Figura 4, eso es lo que denominamos como "muon maps".</text:p>
      <text:p text:style-name="P1">2.- Figura 7, ahí se observa una asimetría azimutal, en nuestro caso podría no ser tan evidente o hasta no ser observable.</text:p>
      <text:p text:style-name="P3"/>
      <text:p text:style-name="P4">- GAP2002_073_Billoir_Towards_a_Parametrization_of_the_Lateral_Distribution_Function_and_its_Asymmetries.pdf</text:p>
      <text:p text:style-name="P5">En la sección 5 está el modelo para ajustar las asimetrías S(r,phi) = S' (1 + alpha(r) cos(phi) ).</text:p>
      <text:p text:style-name="P6"/>
      <text:p text:style-name="P4">- GAP2022_023_Bradfield_Extensive_air_shower_asymmetry_and_cosmic_ray_mass_composition_with_the_upgraded_Pierre_Auger_Observatory.pdf</text:p>
      <text:p text:style-name="P5">Esta es una tesis de doctorado por lo cual la intro te puede servir para entender un poco mejor el problema, como así también cosas de rayos cósmicos y su detección con el Observatorio Pierre Auger. Desde la sección <text:span text:style-name="T1">Parameterising the signal</text:span></text:p>
      <text:p text:style-name="P7"><text:span text:style-name="T2">asymmetry in the Pierre Auger Observatory’s surface detectors</text:span><text:span text:style-name="T3"> </text:span><text:span text:style-name="T4">se comienza a presentar lo que tiene que ver con las asimetrias azimutales, pero hechas con el detector de superficie de Auger. </text:span></text:p>
      <text:p text:style-name="P5">1.- Figura 4.3 se muestra la asimetría azimutal de la señal.</text:p>
      <text:p text:style-name="P5">2.- Figura 4.4 muestra la dependencia de las amplitudes de la asimetría con theta.</text:p>
      <text:p text:style-name="P5"/>
      <text:p text:style-name="P5">Si llegamos a esto con simulaciones y datos del UMD, ya estamo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19:27.138191200</meta:creation-date>
    <dc:date>2025-09-01T19:19:58.824748400</dc:date>
    <meta:editing-duration>PT34S</meta:editing-duration>
    <meta:editing-cycles>1</meta:editing-cycles>
    <meta:document-statistic meta:table-count="0" meta:image-count="0" meta:object-count="0" meta:page-count="1" meta:paragraph-count="13" meta:word-count="230" meta:character-count="1607" meta:non-whitespace-character-count="1389"/>
    <meta:generator>LibreOffice/25.2.5.1$Windows_X86_64 LibreOffice_project/484541f705153d4ff78284873b0153c3e5a280db</meta:generator>
  </office:meta>
</office:document-meta>
</file>